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Reporter.writeLookupMethod( String bundleString , int featu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Reporter.writeScriptBlock( Appender results ,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Reporter.isFeatureWritten( CoreScriptFeature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Reporter.addTagIdMappings( String tagId , String realId , String real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Reporter.writeAfterBlocks( Appender appen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Reporter.writeFrameworkScript( Appender append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criptReporter.getFeatureKey( CoreScriptFeature featur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riptReporter.writeFeature( CoreScriptFeature feature , boolean singleInstance , boolean inlin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Reporter.processIdMap( HashMap map , String mapEn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Reporter.addScriptFunction( ScriptPlacement placement , String scrip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criptReporter.getString( String aKey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Reporter.writeFeature( String feature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Reporter.writeScript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Reporter.writeNetuiNameFunctions( ScriptReporter scriptReporter , boolean writeId , boolean writ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Reporter.writeBeforeBlocks( Appender appen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riptReporter.getBun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